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.25/16" office:value-type="float" office:value="0.515625" calcext:value-type="float">
            <text:p>0.51562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2/10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6" office:value-type="float" office:value="0.625" calcext:value-type="float">
            <text:p>0.62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Henry 0.5 bonus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25/16" office:value-type="float" office:value="0.703125" calcext:value-type="float">
            <text:p>0.70312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Tuma +0.5 bonus 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02">00/00/0000</text:date>, <text:time style:data-style-name="N2" text:time-value="11:11:54.52681430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02T11:19:10.747412440</dc:date>
    <meta:editing-duration>P1DT21H56M33S</meta:editing-duration>
    <meta:editing-cycles>54</meta:editing-cycles>
    <meta:document-statistic meta:table-count="1" meta:cell-count="378" meta:object-count="0"/>
  </office:meta>
</office:document-meta>
</file>